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264166" loext:opacity="100%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a4727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officeooo:paragraph-rsid="000a4727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222222" loext:opacity="100%" style:font-name="Open Sans" fo:font-size="7pt" fo:letter-spacing="normal" fo:font-style="normal" fo:font-weight="normal"/>
    </style:style>
    <style:style style:name="T1" style:family="text">
      <style:text-properties fo:font-variant="normal" fo:text-transform="none" fo:color="#222222" loext:opacity="100%" style:font-name="Open Sans" fo:font-size="7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Open Sans" fo:font-size="7pt" fo:letter-spacing="normal" fo:font-style="normal" fo:font-weight="bold"/>
    </style:style>
    <style:style style:name="T3" style:family="text">
      <style:text-properties fo:font-variant="normal" fo:text-transform="none" fo:color="#222222" loext:opacity="100%" style:font-name="Open Sans" fo:font-size="7pt" fo:letter-spacing="normal" fo:font-style="normal" fo:font-weight="bold" fo:background-color="#ffffff" loext:char-shading-value="0" loext:padding="0.049cm" loext:border="0.51pt solid #dfdfdf"/>
    </style:style>
    <style:style style:name="T4" style:family="text">
      <style:text-properties fo:font-variant="normal" fo:text-transform="none" fo:color="#333333" loext:opacity="100%" style:font-name="courier new" fo:font-size="7pt" fo:letter-spacing="normal" fo:font-style="normal" fo:font-weight="normal" fo:background-color="#ffffff" loext:char-shading-value="0" loext:padding="0.049cm" loext:border="0.51pt solid #dfdf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ey takeaways</text:h>
      <text:p text:style-name="Text_20_body"/>
      <text:p text:style-name="P3"><text:span text:style-name="T1">1. If you have a list </text:span><text:span text:style-name="Source_20_Text"><text:span text:style-name="T4">l1</text:span></text:span><text:span text:style-name="T1">, then the following assignment: </text:span><text:span text:style-name="Source_20_Text"><text:span text:style-name="T4">l2 = l1</text:span></text:span><text:span text:style-name="T1"> does not make a copy of the </text:span><text:span text:style-name="Source_20_Text"><text:span text:style-name="T4">l1</text:span></text:span><text:span text:style-name="T1"> list, but makes the variables </text:span><text:span text:style-name="Source_20_Text"><text:span text:style-name="T4">l1</text:span></text:span><text:span text:style-name="T1"> and </text:span><text:span text:style-name="Source_20_Text"><text:span text:style-name="T4">l2</text:span></text:span><text:span text:style-name="T1"> </text:span><text:span text:style-name="Strong_20_Emphasis"><text:span text:style-name="T2">point to one and the same list in memory</text:span></text:span><text:span text:style-name="T1">. For example:</text:span></text:p>
      <text:p text:style-name="P2"><text:span text:style-name="Source_20_Text"><text:span text:style-name="T4">vehiclesOne = ['car', 'bicycle', 'motor'] </text:span></text:span></text:p>
      <text:p text:style-name="P2"><text:span text:style-name="Source_20_Text"><text:span text:style-name="T4">print(vehiclesOne) # outputs: ['car', 'bicycle', 'motor'] </text:span></text:span></text:p>
      <text:p text:style-name="P2"><text:span text:style-name="Source_20_Text"><text:span text:style-name="T4"/></text:span></text:p>
      <text:p text:style-name="P2"><text:span text:style-name="Source_20_Text"><text:span text:style-name="T4">vehiclesTwo = vehiclesOne </text:span></text:span></text:p>
      <text:p text:style-name="P2"><text:span text:style-name="Source_20_Text"><text:span text:style-name="T4">del vehiclesOne[0] # deletes 'car' </text:span></text:span></text:p>
      <text:p text:style-name="P2"><text:span text:style-name="Source_20_Text"><text:span text:style-name="T4">print(vehiclesTwo) # outputs: ['bicycle', 'motor']</text:span></text:span></text:p>
      <text:p text:style-name="P3"><text:span text:style-name="T1">2. If you want to copy a list or part of the list, you can do it by performing </text:span><text:span text:style-name="Strong_20_Emphasis"><text:span text:style-name="T2">slicing</text:span></text:span><text:span text:style-name="T1">:</text:span></text:p>
      <text:p text:style-name="P2"><text:span text:style-name="Source_20_Text"><text:span text:style-name="T4">colors = ['red', 'green', 'orange'] </text:span></text:span></text:p>
      <text:p text:style-name="P2"><text:span text:style-name="Source_20_Text"><text:span text:style-name="T4">copyWholeColors = colors[:] # copy the whole list </text:span></text:span></text:p>
      <text:p text:style-name="P2"><text:span text:style-name="Source_20_Text"><text:span text:style-name="T4">copyPartColors = colors[0:2] # copy part of the list</text:span></text:span></text:p>
      <text:p text:style-name="P3"><text:span text:style-name="T1">3. You can use </text:span><text:span text:style-name="Strong_20_Emphasis"><text:span text:style-name="T2">negative indices</text:span></text:span><text:span text:style-name="T1"> to perform slices, too. For example:</text:span></text:p>
      <text:p text:style-name="P2"><text:span text:style-name="Source_20_Text"><text:span text:style-name="T4">sampleList = ["A", "B", "C", "D", "E"] </text:span></text:span></text:p>
      <text:p text:style-name="P2"><text:span text:style-name="Source_20_Text"><text:span text:style-name="T4">newList = sampleList[2:-1] </text:span></text:span></text:p>
      <text:p text:style-name="P2"><text:span text:style-name="Source_20_Text"><text:span text:style-name="T4">print(newList) # outputs: ['C', 'D']</text:span></text:span></text:p>
      <text:p text:style-name="P3"><text:span text:style-name="T1">4. The </text:span><text:span text:style-name="Source_20_Text"><text:span text:style-name="T4">start</text:span></text:span><text:span text:style-name="T1"> and </text:span><text:span text:style-name="Source_20_Text"><text:span text:style-name="T4">end</text:span></text:span><text:span text:style-name="T1"> parameters are </text:span><text:span text:style-name="Strong_20_Emphasis"><text:span text:style-name="T2">optional</text:span></text:span><text:span text:style-name="T1"> when performing a slice: </text:span><text:span text:style-name="Source_20_Text"><text:span text:style-name="T4">list[start:end]</text:span></text:span><text:span text:style-name="T1">, e.g.:</text:span></text:p>
      <text:p text:style-name="P2"><text:span text:style-name="Source_20_Text"><text:span text:style-name="T4">myList = [1, 2, 3, 4, 5] </text:span></text:span></text:p>
      <text:p text:style-name="P2"><text:span text:style-name="Source_20_Text"><text:span text:style-name="T4">sliceOne = myList[2: ] </text:span></text:span></text:p>
      <text:p text:style-name="P2"><text:span text:style-name="Source_20_Text"><text:span text:style-name="T4">sliceTwo = myList[ :2] </text:span></text:span></text:p>
      <text:p text:style-name="P2"><text:span text:style-name="Source_20_Text"><text:span text:style-name="T4">sliceThree = myList[-2: ] </text:span></text:span></text:p>
      <text:p text:style-name="P2"><text:span text:style-name="Source_20_Text"><text:span text:style-name="T4"/></text:span></text:p>
      <text:p text:style-name="P2"><text:span text:style-name="Source_20_Text"><text:span text:style-name="T4">print(sliceOne) # outputs: [3, 4, 5] </text:span></text:span></text:p>
      <text:p text:style-name="P2"><text:span text:style-name="Source_20_Text"><text:span text:style-name="T4">print(sliceTwo) # outputs: [1, 2] </text:span></text:span></text:p>
      <text:p text:style-name="P2"><text:span text:style-name="Source_20_Text"><text:span text:style-name="T4">print(sliceThree) # outputs: [4, 5]</text:span></text:span></text:p>
      <text:p text:style-name="P3"><text:span text:style-name="T1">5. You can </text:span><text:span text:style-name="Strong_20_Emphasis"><text:span text:style-name="T2">delete slices</text:span></text:span><text:span text:style-name="T1"> using the </text:span><text:span text:style-name="Source_20_Text"><text:span text:style-name="T4">del</text:span></text:span><text:span text:style-name="T1"> instruction:</text:span></text:p>
      <text:p text:style-name="P2"><text:span text:style-name="Source_20_Text"><text:span text:style-name="T4">myList = [1, 2, 3, 4, 5] </text:span></text:span></text:p>
      <text:p text:style-name="P2"><text:span text:style-name="Source_20_Text"><text:span text:style-name="T4">del myList[0:2] </text:span></text:span></text:p>
      <text:p text:style-name="P2"><text:span text:style-name="Source_20_Text"><text:span text:style-name="T4">print(myList) # outputs: [3, 4, 5] </text:span></text:span></text:p>
      <text:p text:style-name="P2"><text:span text:style-name="Source_20_Text"><text:span text:style-name="T4">del myList[:] print(myList) # deletes the list content, outputs: [] </text:span></text:span></text:p>
      <text:p text:style-name="P3"><text:span text:style-name="T1">6. You can test if some items </text:span><text:span text:style-name="Strong_20_Emphasis"><text:span text:style-name="T2">exist in a list or not</text:span></text:span><text:span text:style-name="T1"> using the keywords </text:span><text:span text:style-name="Source_20_Text"><text:span text:style-name="T4">in</text:span></text:span><text:span text:style-name="T1"> and </text:span><text:span text:style-name="Source_20_Text"><text:span text:style-name="T4">not in</text:span></text:span><text:span text:style-name="T1">, e.g.:</text:span></text:p>
      <text:p text:style-name="P2"><text:span text:style-name="Source_20_Text"><text:span text:style-name="T4">myList = ["A", "B", 1, 2] </text:span></text:span></text:p>
      <text:p text:style-name="P2"><text:span text:style-name="Source_20_Text"><text:span text:style-name="T4">print("A" in myList) # outputs: True </text:span></text:span></text:p>
      <text:p text:style-name="P2"><text:span text:style-name="Source_20_Text"><text:span text:style-name="T4">print("C" not in myList) # outputs: True </text:span></text:span></text:p>
      <text:p text:style-name="P2"><text:span text:style-name="Source_20_Text"><text:span text:style-name="T4">print(2 not in myList) # outputs: False</text:span></text:span></text:p>
      <text:p text:style-name="P2"><text:soft-page-break/><text:span text:style-name="Source_20_Text"><text:span text:style-name="Strong_20_Emphasis"><text:span text:style-name="T3">Exercise 1</text:span></text:span></text:span></text:p>
      <text:p text:style-name="P5">What is the output of the following snippet?</text:p>
      <text:p text:style-name="P2"><text:span text:style-name="Source_20_Text"><text:span text:style-name="T4">l1 = ["A", "B", "C"] </text:span></text:span></text:p>
      <text:p text:style-name="P2"><text:span text:style-name="Source_20_Text"><text:span text:style-name="T4">l2 = l1 </text:span></text:span></text:p>
      <text:p text:style-name="P2"><text:span text:style-name="Source_20_Text"><text:span text:style-name="T4">l3 = l2 </text:span></text:span></text:p>
      <text:p text:style-name="P2"><text:span text:style-name="Source_20_Text"><text:span text:style-name="T4">del l1[0] </text:span></text:span></text:p>
      <text:p text:style-name="P2"><text:span text:style-name="Source_20_Text"><text:span text:style-name="T4">del l2[0] </text:span></text:span></text:p>
      <text:p text:style-name="P2"><text:span text:style-name="Source_20_Text"><text:span text:style-name="T4">print(l3)</text:span></text:span><text:line-break/>Check</text:p>
      <text:p text:style-name="P3"><text:bookmark text:name="sol"/><text:span text:style-name="Source_20_Text"><text:span text:style-name="T4">['C']</text:span></text:span></text:p>
      <text:p text:style-name="Text_20_body"/>
      <text:p text:style-name="P3"><text:span text:style-name="Strong_20_Emphasis"><text:span text:style-name="T2">Exercise 2</text:span></text:span></text:p>
      <text:p text:style-name="P5">What is the output of the following snippet?</text:p>
      <text:p text:style-name="P2"><text:span text:style-name="Source_20_Text"><text:span text:style-name="T4">l1 = ["A", "B", "C"] </text:span></text:span></text:p>
      <text:p text:style-name="P2"><text:span text:style-name="Source_20_Text"><text:span text:style-name="T4">l2 = l1 </text:span></text:span></text:p>
      <text:p text:style-name="P2"><text:span text:style-name="Source_20_Text"><text:span text:style-name="T4">l3 = l2 </text:span></text:span></text:p>
      <text:p text:style-name="P2"><text:span text:style-name="Source_20_Text"><text:span text:style-name="T4">del l1[0] </text:span></text:span></text:p>
      <text:p text:style-name="P2"><text:span text:style-name="Source_20_Text"><text:span text:style-name="T4">del l2 </text:span></text:span></text:p>
      <text:p text:style-name="P2"><text:span text:style-name="Source_20_Text"><text:span text:style-name="T4">print(l3)</text:span></text:span><text:line-break/>Check</text:p>
      <text:p text:style-name="P3"><text:bookmark text:name="sol2"/><text:span text:style-name="Source_20_Text"><text:span text:style-name="T4">['B', 'C']</text:span></text:span></text:p>
      <text:p text:style-name="Text_20_body"/>
      <text:p text:style-name="P3"><text:span text:style-name="Strong_20_Emphasis"><text:span text:style-name="T2">Exercise 3</text:span></text:span></text:p>
      <text:p text:style-name="P5">What is the output of the following snippet?</text:p>
      <text:p text:style-name="P2"><text:span text:style-name="Source_20_Text"><text:span text:style-name="T4">l1 = ["A", "B", "C"] </text:span></text:span></text:p>
      <text:p text:style-name="P2"><text:span text:style-name="Source_20_Text"><text:span text:style-name="T4">l2 = l1 </text:span></text:span></text:p>
      <text:p text:style-name="P2"><text:span text:style-name="Source_20_Text"><text:span text:style-name="T4">l3 = l2 </text:span></text:span></text:p>
      <text:p text:style-name="P2"><text:span text:style-name="Source_20_Text"><text:span text:style-name="T4">del l1[0] </text:span></text:span></text:p>
      <text:p text:style-name="P2"><text:span text:style-name="Source_20_Text"><text:span text:style-name="T4">del l2[:] </text:span></text:span></text:p>
      <text:p text:style-name="P2"><text:span text:style-name="Source_20_Text"><text:span text:style-name="T4">print(l3)</text:span></text:span><text:line-break/>Check</text:p>
      <text:p text:style-name="P3"><text:bookmark text:name="sol3"/><text:span text:style-name="Source_20_Text"><text:span text:style-name="T4">[]</text:span></text:span></text:p>
      <text:p text:style-name="P3"><text:span text:style-name="Strong_20_Emphasis"><text:span text:style-name="T2">Exercise 4</text:span></text:span></text:p>
      <text:p text:style-name="P5">What is the output of the following snippet?</text:p>
      <text:p text:style-name="P2"><text:span text:style-name="Source_20_Text"><text:span text:style-name="T4">l1 = ["A", "B", "C"] </text:span></text:span></text:p>
      <text:p text:style-name="P2"><text:span text:style-name="Source_20_Text"><text:span text:style-name="T4">l2 = l1[:] </text:span></text:span></text:p>
      <text:p text:style-name="P2"><text:span text:style-name="Source_20_Text"><text:span text:style-name="T4">l3 = l2[:] </text:span></text:span></text:p>
      <text:p text:style-name="P2"><text:span text:style-name="Source_20_Text"><text:span text:style-name="T4">del l1[0] </text:span></text:span></text:p>
      <text:p text:style-name="P2"><text:soft-page-break/><text:span text:style-name="Source_20_Text"><text:span text:style-name="T4">del l2[0] </text:span></text:span></text:p>
      <text:p text:style-name="P2"><text:span text:style-name="Source_20_Text"><text:span text:style-name="T4">print(l3)</text:span></text:span><text:line-break/>Check</text:p>
      <text:p text:style-name="P3"><text:bookmark text:name="sol4"/><text:span text:style-name="Source_20_Text"><text:span text:style-name="T4">['A', 'B', 'C']</text:span></text:span></text:p>
      <text:p text:style-name="Text_20_body"/>
      <text:p text:style-name="P3"><text:span text:style-name="Strong_20_Emphasis"><text:span text:style-name="T2">Exercise 5</text:span></text:span></text:p>
      <text:p text:style-name="P3"><text:span text:style-name="T1">Insert </text:span><text:span text:style-name="Source_20_Text"><text:span text:style-name="T4">in</text:span></text:span><text:span text:style-name="T1"> or </text:span><text:span text:style-name="Source_20_Text"><text:span text:style-name="T4">not in</text:span></text:span><text:span text:style-name="T1"> instead of </text:span><text:span text:style-name="Source_20_Text"><text:span text:style-name="T4">???</text:span></text:span><text:span text:style-name="T1"> so that the code outputs the expected result.</text:span></text:p>
      <text:p text:style-name="P2"><text:span text:style-name="Source_20_Text"><text:span text:style-name="T4">myList = [1, 2, "in", True, "ABC"] </text:span></text:span></text:p>
      <text:p text:style-name="P2"><text:span text:style-name="Source_20_Text"><text:span text:style-name="T4">print(1 ??? myList) # outputs True </text:span></text:span></text:p>
      <text:p text:style-name="P2"><text:span text:style-name="Source_20_Text"><text:span text:style-name="T4">print("A" ??? myList) # outputs True </text:span></text:span></text:p>
      <text:p text:style-name="P2"><text:span text:style-name="Source_20_Text"><text:span text:style-name="T4">print(3 ??? myList) # outputs True </text:span></text:span></text:p>
      <text:p text:style-name="P2"><text:span text:style-name="Source_20_Text"><text:span text:style-name="T4">print(False ??? myList) # outputs False</text:span></text:span><text:line-break/>Check</text:p>
      <text:p text:style-name="P4"><text:bookmark text:name="sol5"/><text:span text:style-name="Source_20_Text"><text:span text:style-name="T4">myList = [1, 2, "in", True, "ABC"] </text:span></text:span></text:p>
      <text:p text:style-name="P4"><text:span text:style-name="Source_20_Text"><text:span text:style-name="T4">print(1 in myList) # outputs True </text:span></text:span></text:p>
      <text:p text:style-name="P4"><text:span text:style-name="Source_20_Text"><text:span text:style-name="T4">print("A" not in myList) # outputs True </text:span></text:span></text:p>
      <text:p text:style-name="P4"><text:span text:style-name="Source_20_Text"><text:span text:style-name="T4">print(3 not in myList) # outputs True </text:span></text:span></text:p>
      <text:p text:style-name="P4"><text:span text:style-name="Source_20_Text"><text:span text:style-name="T4">print(False in myList) # outputs False</text:span></text:span></text:p>
      <text:p text:style-name="Text_20_body">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3T16:51:03.839000000</meta:creation-date>
    <dc:date>2021-01-13T17:00:01.968000000</dc:date>
    <meta:editing-duration>PT8M59S</meta:editing-duration>
    <meta:editing-cycles>1</meta:editing-cycles>
    <meta:document-statistic meta:table-count="0" meta:image-count="0" meta:object-count="0" meta:page-count="3" meta:paragraph-count="82" meta:word-count="464" meta:character-count="2538" meta:non-whitespace-character-count="2103"/>
    <meta:generator>LibreOffice/7.0.3.1$Windows_X86_64 LibreOffice_project/d7547858d014d4cf69878db179d326fc3483e082</meta:generator>
  </office:meta>
</office:document-meta>
</file>